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cm" fo:margin-bottom="0.101cm"/>
    </style:style>
    <style:style style:name="P2" style:family="paragraph" style:parent-style-name="Heading_20_3">
      <style:paragraph-properties loext:contextual-spacing="false" fo:margin-top="0cm" fo:margin-bottom="0.101cm"/>
    </style:style>
    <style:style style:name="P3" style:family="paragraph" style:parent-style-name="Heading_20_3">
      <style:paragraph-properties loext:contextual-spacing="false" fo:margin-top="0cm" fo:margin-bottom="0.101cm"/>
    </style:style>
    <style:style style:name="P4" style:family="paragraph" style:parent-style-name="Heading_20_1">
      <style:paragraph-properties loext:contextual-spacing="false" fo:margin-top="0cm" fo:margin-bottom="0.101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oftware Müllverbrennungsanlage</text:h>
      <text:p text:style-name="P1"/>
      <text:h text:style-name="P2" text:outline-level="3">Einsatz &amp; Zweck der Software</text:h>
      <text:p text:style-name="Standard">In einer Müllverbrennungsanlage werden verschiedene Sorten von Müll verbrannt (Restmüll, Papier, Plastik). Der Müll wird von Transportern angeliefert. Der Transportfahrer (i.F. Anlieferer) muss sich am Terminal anmelden und die Müllsorte/-menge, die er liefert, angeben. Die Software berechnet die Kosten für die Abgabe des Mülls.</text:p>
      <text:p text:style-name="Standard">Der Müll landet im Lager der Anlage. Anschließend kann der Verbrennungsoperater den Müll in die Verbrennungskammer verschieben. Wenn der Müll verbrannnt ist, aktualisiert der Operater den Status der Verbrennung. Die Software berechnet anhand der Menge und Art des Mülls den bei der Verbrennung angefallenen CO2-Ausstoß und die damit verbundenen Steuer.</text:p>
      <text:p text:style-name="P1"/>
      <text:h text:style-name="P2" text:outline-level="3">Anforderungen der Software</text:h>
      <text:h text:style-name="Heading_20_7" text:outline-level="7">...für den Anlieferer</text:h>
      <text:h text:style-name="Heading_20_8" text:outline-level="8">Hohe Priorität:</text:h>
      <text:p text:style-name="Standard">Loggt sich im Anliefer-Interface ein, der Login funktioniert nur für dieses Interface, das Interface ist nur von Anlieferern benutzbar. Nach dem Login kann der Anlieferer einen neuen Anlieferantrag ausfüllen.</text:p>
      <text:p text:style-name="Standard">Im Anlieferantrag wird die Art des Mülls und die Menge angegeben, die angeliefert wird. Bei Bestätigung rechnet die Software anhand der Menge/Art die Kosten (Rechnung) für den Anlieferer aus und registriert den neuen Müll im Lager.</text:p>
      <text:p text:style-name="Standard"/>
      <text:h text:style-name="Heading_20_7" text:outline-level="7">...für den Operator</text:h>
      <text:h text:style-name="Heading_20_8" text:outline-level="8">Hohe Priorität:</text:h>
      <text:p text:style-name="Standard">Das Interface für den Operator ist ebenfalls exklusiv für Operators. Der Operator sieht, welcher Müll gerade im Lager registriert ist. Er sieht außerdem eine Übersicht über die ausgeführten Lieferanträge und die daraus resultierenden Einnahmen.</text:p>
      <text:p text:style-name="Standard">Der Operator kann außerdem eine Verbrennung initialisieren. Er wählt dafür Müll aus dem Lager aus, der verbrannt werden soll. Wenn die Verbrennung gestartet wird, updated die Software das Lager, setzt den Status der Verbrennungskammer auf „belegt“ um zusätzliche gleichzeitige Verbrennungen zu verhindern, und berechnet den CO2-Ausstoß anhand der Menge und Art des Mülls. Wenn der Operator die Verbrennung für beendet erklärt, wird die Kammer wieder freigegeben. Alle bisher ausgeführten Verbrennungen sind in einer Übersicht aufgeführt.</text:p>
      <text:p text:style-name="Standard">Alle Übersichten beinhalten den Namen des Wirkenden sowie Datum/Zeit.</text:p>
      <text:h text:style-name="Heading_20_8" text:outline-level="8">Niedrige Priorität / Optional:</text:h>
      <text:p text:style-name="Standard">Der Operator kann einer Verbrennung eine von mehreren Verbrennungskammern zuweisen. Jede Verbrennungskammer hat einen Effizienzparameter, der den CO2-Ausstoß bei der Verbrennung beeinflusst. Außerdem berechnet die Software die Kosten, die durch Steuern aufgrund des CO2-Ausstoßes ent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15cm" fo:line-height="105%" fo:text-indent="0cm" style:auto-text-indent="false"/>
      <style:text-properties style:font-name="Liberation Sans1" fo:font-size="12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10%"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master-page-name="">
      <style:paragraph-properties loext:contextual-spacing="false" fo:margin-left="0cm" fo:margin-right="0cm" fo:margin-top="0.106cm" fo:margin-bottom="0.106cm" fo:hyphenation-ladder-count="no-limit" fo:text-indent="0cm" style:auto-text-indent="false" style:page-number="auto"/>
      <style:text-properties fo:font-size="80%" fo:font-style="italic" fo:text-shadow="none" style:text-underline-style="solid" style:text-underline-width="auto" style:text-underline-color="font-color" fo:font-weight="normal" style:font-size-asian="80%" style:font-style-asian="italic" style:font-weight-asian="bold" style:font-size-complex="80%" style:font-style-complex="italic" style:font-weight-complex="bold" style:text-overline-style="none" style:text-overline-color="font-color" fo:hyphenate="true" fo:hyphenation-remain-char-count="2" fo:hyphenation-push-char-count="4"/>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93cm" fo:margin-bottom="1.31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1T14:59:20.562000000</meta:creation-date>
    <dc:date>2015-11-20T15:13:45.81</dc:date>
    <meta:editing-duration>PT1H31M50S</meta:editing-duration>
    <meta:editing-cycles>39</meta:editing-cycles>
    <meta:generator>OpenOffice/4.1.1$Win32 OpenOffice.org_project/411m6$Build-9775</meta:generator>
    <meta:document-statistic meta:table-count="0" meta:image-count="0" meta:object-count="0" meta:page-count="1" meta:paragraph-count="16" meta:word-count="336" meta:character-count="2446"/>
  </office:meta>
</office:document-meta>
</file>